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8Num1">
      <style:paragraph-properties fo:text-align="justify" style:justify-single-word="false"/>
    </style:style>
    <style:style style:name="P3" style:family="paragraph" style:parent-style-name="Standard">
      <style:paragraph-properties fo:text-align="justify" style:justify-single-word="false"/>
      <style:text-properties fo:font-size="10pt" style:font-size-asian="10pt" style:font-size-complex="10pt"/>
    </style:style>
    <style:style style:name="P4" style:family="paragraph" style:parent-style-name="Standard" style:list-style-name="WW8Num1">
      <style:paragraph-properties fo:text-align="justify" style:justify-single-word="false"/>
      <style:text-properties fo:font-size="10pt" style:font-size-asian="10pt" style:font-size-complex="10pt"/>
    </style:style>
    <style:style style:name="P5"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6"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style>
    <style:style style:name="T1" style:family="text">
      <style:text-properties fo:font-size="10pt" style:font-size-asian="10pt" style:font-size-complex="10pt"/>
    </style:style>
    <style:style style:name="T2" style:family="text">
      <style:text-properties fo:font-size="10pt" fo:language="en" fo:country="GB" style:font-size-asian="10pt" style:font-size-complex="10pt"/>
    </style:style>
    <style:style style:name="T3" style:family="text">
      <style:text-properties fo:font-size="10pt" fo:font-style="italic" style:font-size-asian="10pt" style:font-style-asian="italic" style:font-size-complex="10pt"/>
    </style:style>
    <style:style style:name="T4" style:family="text">
      <style:text-properties fo:language="en" fo:country="G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hysalis FAQ</text:p>
      <text:p text:style-name="P3"/>
      <text:p text:style-name="P5">What's Physalis?</text:p>
      <text:p text:style-name="P1"><text:span text:style-name="T2">Physalis</text:span><text:span text:style-name="T1"> is an </text:span><text:a xlink:type="simple" xlink:href="http://www.osgi.org/"><text:span text:style-name="Internet_20_link"><text:span text:style-name="T1">OSGi</text:span></text:span></text:a><text:span text:style-name="T1"> like service framework for the .Net Compact Framework V2 platform. We say "OSGi like" because of differences between the .Net and Java platforms; some OSGi features are not feasible or not useful on the .Net platform. Those differences will be detailed further in this document.</text:span></text:p>
      <text:p text:style-name="P3"/>
      <text:p text:style-name="P5">Why targeting the Compact Framework?</text:p>
      <text:p text:style-name="P3">For several reasons:</text:p>
      <text:list text:style-name="WW8Num1">
        <text:list-item>
          <text:p text:style-name="P4">If Physalis runs on the .Net CF, it will run on the standard .Net framework,</text:p>
        </text:list-item>
        <text:list-item>
          <text:p text:style-name="P2"><text:span text:style-name="T1">Windows Vista will introduce a service framework called </text:span><text:a xlink:type="simple" xlink:href="http://msdn.microsoft.com/Longhorn/understanding/pillars/Indigo/"><text:span text:style-name="Internet_20_link"><text:span text:style-name="T1">Indigo</text:span></text:span></text:a><text:span text:style-name="T1">, so the today need of a service framework on the Windows platform will be fulfilled by Microsoft quite soon.</text:span></text:p>
        </text:list-item>
      </text:list>
      <text:p text:style-name="P3"/>
      <text:p text:style-name="P5">Which .Net language is used to develop Physalis?</text:p>
      <text:p text:style-name="P3">The most efficient one, available in the .Net CF: C#.</text:p>
      <text:p text:style-name="P3"/>
      <text:p text:style-name="P5">Why targeting the Compact Framework V2?</text:p>
      <text:p text:style-name="P1"><text:span text:style-name="T1">Physalis is not a little project and will take time to be developed (particularly if I'm still alone to develop it). </text:span><text:a xlink:type="simple" xlink:href="http://msdn.microsoft.com/vstudio/whidbey/default.aspx"><text:span text:style-name="Internet_20_link"><text:span text:style-name="T1">Visual Studio 2005</text:span></text:span></text:a><text:span text:style-name="T1"> will introduce the .Net V2 platform in the middle of 2005 and some betas are already available, so let's work with the most up to date tool.</text:span></text:p>
      <text:p text:style-name="P3"/>
      <text:p text:style-name="P5">Does Physalis propose exactly the same interfaces as OSGi?</text:p>
      <text:p text:style-name="P3">We would say almost. The Physalis choice is to keep the OSGi "spirit" for the specifications (you'll find the same interfaces…) but using the beautiful features of .Net (events and delegates instead of implementing listeners) and properties (instead of having getter and setter).</text:p>
      <text:p text:style-name="P3"/>
      <text:p text:style-name="P5">What is the Physalis deployment form?</text:p>
      <text:p text:style-name="P1"><text:span text:style-name="T1">We've thought for a long time about this question. Here we face a typical difference between .Net and Java. In Java, a jar can be used as a self hosting executable or as a library. In the Windows world, a library is host in a </text:span><text:span text:style-name="T3">.dll</text:span><text:span text:style-name="T1"> file and a self hosting executable in an </text:span><text:span text:style-name="T3">.exe</text:span><text:span text:style-name="T1"> file.</text:span></text:p>
      <text:p text:style-name="P3">Many issues have been studied before taking a clear decision, and particularly the ability, for a Physalis application, to be well integrated into the OS (icons, menu…).</text:p>
      <text:p text:style-name="P1"><text:span text:style-name="T1">It has finally been decided that Physalis will be a </text:span><text:span text:style-name="T3">DLL</text:span><text:span text:style-name="T1">, strong named to be installed into the </text:span><text:a xlink:type="simple" xlink:href="http://msdn.microsoft.com/library/en-us/cpguide/html/cpconworkingwithassembliesglobalassemblycache.asp"><text:span text:style-name="Internet_20_link"><text:span text:style-name="T1">.Net GAC</text:span></text:span></text:a><text:span text:style-name="T1"> and shared between applications.</text:span></text:p>
      <text:p text:style-name="P5"/>
      <text:p text:style-name="P5">What is the Physalis equivalent for the OSGi bundle?</text:p>
      <text:p text:style-name="P1"><text:span text:style-name="T1">This is a very interesting point. Basically, a Physalis bundle is a </text:span><text:span text:style-name="T3">.dll</text:span><text:span text:style-name="T1"> file.</text:span></text:p>
      <text:p text:style-name="P3">From a .Net point of view, a Physalis bundle is a single module assembly.</text:p>
      <text:p text:style-name="P3"/>
      <text:p text:style-name="P5">How are loaded Physalis bundles?</text:p>
      <text:p text:style-name="P1"><text:span text:style-name="T1">There are 2 solutions: a Physalis bundle is loaded into its own </text:span><text:a xlink:type="simple" xlink:href="http://msdn.microsoft.com/library/default.asp?url=/library/en-us/cpguide/html/cpconapplicationdomains.asp"><text:span text:style-name="Internet_20_link"><text:span text:style-name="T1">.Net application domain</text:span></text:span></text:a><text:span text:style-name="T1"> or loaded into the main Physalis </text:span><text:a xlink:type="simple" xlink:href="http://msdn.microsoft.com/library/default.asp?url=/library/en-us/cpguide/html/cpconapplicationdomains.asp"><text:span text:style-name="Internet_20_link"><text:span text:style-name="T1">.Net application domain</text:span></text:span></text:a><text:span text:style-name="T1">.</text:span></text:p>
      <text:p text:style-name="P1"><text:span text:style-name="T1">Assuming Physalis targets smart device with limited resources, loading each bundle in a separate </text:span><text:a xlink:type="simple" xlink:href="http://msdn.microsoft.com/library/default.asp?url=/library/en-us/cpguide/html/cpconapplicationdomains.asp"><text:span text:style-name="Internet_20_link"><text:span text:style-name="T1">.Net application domain</text:span></text:span></text:a><text:span text:style-name="T1"> is not a good solution because performances would be very poor, the communication between domains involves heavy mechanisms like remoting and serialization.</text:span></text:p>
      <text:p text:style-name="P3"/>
      <text:p text:style-name="P1"><text:span text:style-name="T1">So, even if this implies limitations (please refer to the </text:span><text:span text:style-name="T3">Known limitations</text:span><text:span text:style-name="T1"> document), it has been decided Physalis will load the bundle in the main application dom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size="11pt" fo:language="en" fo:country="US" style:font-name-asian="Times New Roman" style:font-size-asian="11pt"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Légende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WW8Num1z0" style:family="text">
      <style:text-properties style:font-name="Symbol"/>
    </style:style>
    <style:style style:name="Police_20_par_20_défaut" style:display-name="Police par défau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WW8Num1z1" style:family="text">
      <style:text-properties style:font-name="Courier New" style:font-name-complex="Courier New"/>
    </style:style>
    <style:style style:name="WW8Num1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layout-grid-color="#c0c0c0" style:layout-grid-lines="37"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uidd0623</meta:initial-creator>
    <meta:creation-date>1995-11-21T16:41:00</meta:creation-date>
    <dc:creator>uidd0623</dc:creator>
    <dc:date>2006-04-06T15:03:00</dc:date>
    <meta:print-date>1601-01-01T01:06:31</meta:print-date>
    <meta:editing-cycles>3</meta:editing-cycles>
    <meta:editing-duration>PT6M0S</meta:editing-duration>
    <meta:user-defined meta:name="Info 1"/>
    <meta:user-defined meta:name="Info 2"/>
    <meta:user-defined meta:name="Info 3"/>
    <meta:user-defined meta:name="Info 4"/>
    <meta:document-statistic meta:table-count="0" meta:image-count="0" meta:object-count="0" meta:page-count="1" meta:paragraph-count="24" meta:word-count="476" meta:character-count="2831"/>
  </office:meta>
</office:document-meta>
</file>